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81c0" officeooo:paragraph-rsid="000181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3-27T18:46:32.230000000</dc:date>
    <meta:editing-duration>PT3S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</office:meta>
</office:document-meta>
</file>